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&lt;table id="t01"&gt;</text:p>
      <text:p text:style-name="Standard"><text:s text:c="3"/>&lt;tr&gt;</text:p>
      <text:p text:style-name="Standard"><text:s text:c="4"/>&lt;th&gt; &lt;img src="flowerby superior.png" alt="Flowerby" <text:s/>width="100" height="100"&gt;</text:p>
      <text:p text:style-name="Standard"><text:s text:c="4"/>&lt;div&gt;FlowerBy&lt;/div&gt;&lt;/th&gt;</text:p>
      <text:p text:style-name="Standard"><text:s text:c="4"/></text:p>
      <text:p text:style-name="Standard"><text:s text:c="5"/>&lt;th width="100%" style="background-color:black;</text:p>
      <text:p text:style-name="Standard"><text:s text:c="2"/>color: white;"&gt;&lt;div style="font-size:70px;text-align:center;"&gt;Let us bring the spring into your life&lt;div&gt;&lt;/th&gt;</text:p>
      <text:p text:style-name="Standard"><text:tab/> <text:s text:c="4"/>&lt;/tr&gt; <text:s text:c="3"/></text:p>
      <text:p text:style-name="Standard"><text:s text:c="4"/>&lt;/table&gt;</text:p>
      <text:p text:style-name="Standard"><text:s text:c="4"/>&lt;/header&gt;</text:p>
      <text:p text:style-name="Standard"><text:s text:c="4"/>&lt;table&gt;</text:p>
      <text:p text:style-name="Standard"><text:s text:c="6"/>&lt;tr&gt;</text:p>
      <text:p text:style-name="Standard"><text:s text:c="4"/>&lt;td style="padding:0"&gt;&lt;img src="/home/anamaria/Documents/htmls/rose.jpeg" alt="rose" <text:s/>width="120" height="120"&gt;&lt;/td&gt;</text:p>
      <text:p text:style-name="Standard"><text:s text:c="4"/>&lt;td&gt;Mr.Lincoln rose&lt;/td&gt;</text:p>
      <text:p text:style-name="Standard"><text:s text:c="4"/>&lt;td&gt;Mr Lincoln is a hybrid tea with very fragrant dark red flowers and tall upright growth.</text:p>
      <text:p text:style-name="Standard"/>
      <text:p text:style-name="Standard">Hybrid tea roses come in a wide range of colours with attractive buds and good disease resistance&lt;/td&gt;</text:p>
      <text:p text:style-name="Standard"><text:s text:c="2"/>&lt;/tr&gt;</text:p>
      <text:p text:style-name="Standard"><text:s text:c="2"/>&lt;tr&gt;</text:p>
      <text:p text:style-name="Standard"><text:s text:c="4"/>&lt;td style="padding:0 "&gt;&lt;img src="/home/anamaria/Documents/htmls/eden.jpeg" alt="eden" <text:s/>width="120" height="120"&gt;&lt;/td&gt;</text:p>
      <text:p text:style-name="Standard"><text:s text:c="4"/>&lt;td&gt;Eden Climber rose&lt;/td&gt;</text:p>
      <text:p text:style-name="Standard"><text:s text:c="4"/>&lt;td&gt;Eden Climber displays blooms of soft creamy pink with carmine pink edges.</text:p>
      <text:p text:style-name="Standard"><text:s text:c="5"/>The large, very full and globular flowers combined with the glossy and dark green foliage are Eden's staple.</text:p>
      <text:p text:style-name="Standard"><text:s text:c="5"/>This climber grows to be an impressive 10' - 12' tall.&lt;/td&gt;</text:p>
      <text:p text:style-name="Standard"><text:s text:c="2"/>&lt;/tr&gt;</text:p>
      <text:p text:style-name="Standard"><text:s text:c="2"/>&lt;tr&gt;</text:p>
      <text:p text:style-name="Standard"><text:s text:c="4"/>&lt;td style="padding:0 "&gt;&lt;img src="/home/anamaria/Documents/htmls/liliac.jpg" alt="liliac" <text:s/>width="120" height="120"&gt;&lt;/td&gt;</text:p>
      <text:p text:style-name="Standard"><text:s text:c="4"/>&lt;td&gt;Lilac (Syringa vulgaris)&lt;/td&gt;</text:p>
      <text:p text:style-name="Standard"><text:s text:c="4"/>&lt;td&gt;The lilac is a very popular ornamental plant in gardens and parks,</text:p>
      <text:p text:style-name="Standard"><text:s text:c="5"/>because of its attractive, sweet-smelling flowers, which appear in early summer just before many of the roses and other summer flowers come into bloom&lt;/td&gt;</text:p>
      <text:p text:style-name="Standard"><text:s text:c="2"/>&lt;/tr&gt;</text:p>
      <text:p text:style-name="Standard"><text:s text:c="2"/>&lt;tr&gt;</text:p>
      <text:p text:style-name="Standard"><text:s text:c="4"/>&lt;td style="padding:0 "&gt;&lt;img src="/home/anamaria/Documents/htmls/tulip.jpeg" alt="tulip" <text:s/>width="120" height="120"&gt;&lt;/td&gt;</text:p>
      <text:p text:style-name="Standard"><text:s text:c="4"/>&lt;td&gt;Tulip flower&lt;/td&gt;</text:p>
      <text:p text:style-name="Standard"><text:s text:c="4"/>&lt;td&gt;With the showy flowers coming in such colors as white, red, brown, yellow, and deep purple,</text:p>
      <text:p text:style-name="Standard"><text:s text:c="5"/>tulips are highly popular as ornamental plants for gardens, potted plants, and as cut flowers.&lt;/td&gt;</text:p>
      <text:p text:style-name="Standard"><text:s text:c="2"/>&lt;/tr&gt;</text:p>
      <text:p text:style-name="Standard"><text:s text:c="2"/>&lt;tr&gt;</text:p>
      <text:p text:style-name="Standard"><text:s text:c="4"/>&lt;td style="padding:0 "&gt;&lt;img src="/home/anamaria/Documents/htmls/muscata.jpg" alt="muscata" <text:s/>width="120" height="120"&gt;&lt;/td&gt;</text:p>
      <text:p text:style-name="Standard"><text:s text:c="4"/>&lt;td&gt;Geranium&lt;/td&gt;</text:p>
      <text:p text:style-name="Standard"><text:s text:c="4"/>&lt;td&gt;Geraniums are upright bushes covered with red, pink, salmon, white, rose, cherry-red, or bicolored flowers on long stems held above the plant.</text:p>
      <text:p text:style-name="Standard"><text:soft-page-break/><text:s text:c="5"/>Flower clusters contain many individual flowers and give a burst of color.</text:p>
      <text:p text:style-name="Standard"><text:s text:c="5"/>Plants from four-inch pots transplanted to the garden in spring will reach up to 18 inches tall and wide by the end of summer.&lt;/td&gt;</text:p>
      <text:p text:style-name="Standard"><text:s text:c="2"/>&lt;/tr&gt;</text:p>
      <text:p text:style-name="Standard"><text:s text:c="2"/></text:p>
      <text:p text:style-name="Standard"><text:s text:c="2"/></text:p>
      <text:p text:style-name="Standard">&lt;/table&gt;</text:p>
      <text:p text:style-name="Standard"/>
      <text:p text:style-name="Standard"/>
      <text:p text:style-name="Standard"/>
      <text:p text:style-name="Standard"/>
      <text:p text:style-name="Standard"/>
      <text:p text:style-name="Standard">table, th, td {</text:p>
      <text:p text:style-name="Standard"><text:s text:c="2"/>border: 2px solid black;</text:p>
      <text:p text:style-name="Standard"><text:s text:c="2"/>border-collapse: collapse;</text:p>
      <text:p text:style-name="Standard">}</text:p>
      <text:p text:style-name="Standard">th, td {</text:p>
      <text:p text:style-name="Standard"><text:s text:c="2"/>padding: 15px;</text:p>
      <text:p text:style-name="Standard"><text:s text:c="2"/>text-align: center;</text:p>
      <text:p text:style-name="Standard"><text:s text:c="2"/>background-color: white;</text:p>
      <text:p text:style-name="Standard"><text:s text:c="2"/>color: black;</text:p>
      <text:p text:style-name="Standard">}</text:p>
      <text:p text:style-name="Standard">table#t01 th {</text:p>
      <text:p text:style-name="Standard"><text:s text:c="2"/>background-color: white;</text:p>
      <text:p text:style-name="Standard"><text:s text:c="2"/>color: black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2:44:33.752779390</meta:creation-date>
    <dc:date>2020-04-24T23:53:18.577892711</dc:date>
    <meta:editing-duration>PT17M12S</meta:editing-duration>
    <meta:editing-cycles>1</meta:editing-cycles>
    <meta:document-statistic meta:table-count="0" meta:image-count="0" meta:object-count="0" meta:page-count="2" meta:paragraph-count="59" meta:word-count="313" meta:character-count="2659" meta:non-whitespace-character-count="2217"/>
    <meta:generator>LibreOffice/6.1.3.2$Linux_X86_64 LibreOffice_project/86daf60bf00efa86ad547e59e09d6bb77c699acb</meta:generator>
  </office:meta>
</office:document-meta>
</file>